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style:font-size-asian="11pt"/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officeooo:rsid="00053bef" style:font-size-asian="11pt"/>
    </style:style>
    <style:style style:name="T3" style:family="text">
      <style:text-properties fo:color="#000000" loext:opacity="100%" style:font-name="Menlo-Regular" fo:font-size="11pt" fo:font-weight="bold" officeooo:rsid="00053bef" style:font-size-asian="11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Deepseek generated example (not yet tested) that brings in a combination of rate montonic tasks (tasks that execute ata guaranteed intervall (for instance every 50 ms), interupt driven tasks, triggered by a poi change, as well as turning the loop() main task to a best effort task.</text:span><text:span text:style-name="T1"><text:line-break/><text:line-break/>&gt;&gt;&gt; please update the example code in this was with as before 2 rate monotoic ta</text:span></text:p>
      <text:p text:style-name="P1"><text:span text:style-name="T1">... sks, two interrupt dirven taska and one best effort, implemented as the loop</text:span></text:p>
      <text:p text:style-name="P1"><text:span text:style-name="T1">... .</text:span></text:p>
      <text:p text:style-name="P1"><text:span text:style-name="T1">&lt;think&gt;</text:span></text:p>
      <text:p text:style-name="P1"><text:span text:style-name="T1">Alright, so I'm trying to figure out how to implement a combination of </text:span></text:p>
      <text:p text:style-name="P1"><text:span text:style-name="T1">Rate-Monotonic (RM) tasks, interrupt-driven tasks, and a best-effort task </text:span></text:p>
      <text:p text:style-name="P1"><text:span text:style-name="T1">using the main `loop()` in an Arduino sketch on ESP32 with FreeRTOS.</text:span></text:p>
      <text:p text:style-name="P2"/>
      <text:p text:style-name="P1"><text:span text:style-name="T1">First off, I need to understand what each of these terms means. </text:span></text:p>
      <text:p text:style-name="P1"><text:span text:style-name="T1">Rate-Monotonic scheduling is a real-time scheduling algorithm used for </text:span></text:p>
      <text:p text:style-name="P1"><text:span text:style-name="T1">hard real-time systems where tasks are assigned priorities based on their </text:span></text:p>
      <text:p text:style-name="P1"><text:span text:style-name="T1">periods—the shorter the period, the higher the priority. This ensures that </text:span></text:p>
      <text:p text:style-name="P1"><text:span text:style-name="T1">tasks with stricter deadlines get more CPU time.</text:span></text:p>
      <text:p text:style-name="P2"/>
      <text:p text:style-name="P1"><text:span text:style-name="T1">Interrupt-driven tasks are those that respond to hardware interrupts. When </text:span></text:p>
      <text:p text:style-name="P1"><text:span text:style-name="T1">an external event occurs (like a sensor reading), the microcontroller </text:span></text:p>
      <text:p text:style-name="P1"><text:span text:style-name="T1">stops its current task and executes an interrupt service routine (ISR) </text:span></text:p>
      <text:p text:style-name="P1"><text:span text:style-name="T1">immediately. These ISRs are typically short and must execute quickly to </text:span></text:p>
      <text:p text:style-name="P1"><text:span text:style-name="T1">avoid missing subsequent events or causing system instability.</text:span></text:p>
      <text:p text:style-name="P2"/>
      <text:p text:style-name="P1"><text:span text:style-name="T1">Best-effort tasks, on the other hand, don't have strict deadlines and can </text:span></text:p>
      <text:p text:style-name="P1"><text:span text:style-name="T1">tolerate delays. They're scheduled whenever the CPU is available, which </text:span></text:p>
      <text:p text:style-name="P1"><text:span text:style-name="T1">makes them ideal for non-critical operations like monitoring displays or </text:span></text:p>
      <text:p text:style-name="P1"><text:span text:style-name="T1">logging data.</text:span></text:p>
      <text:p text:style-name="P2"/>
      <text:p text:style-name="P1"><text:span text:style-name="T1">In an Arduino sketch, the `setup()` function runs once at startup, and the </text:span></text:p>
      <text:p text:style-name="P1"><text:span text:style-name="T1">`loop()` function runs repeatedly thereafter. By default, both functions </text:span></text:p>
      <text:p text:style-name="P1"><text:span text:style-name="T1">execute in the main task. However, with FreeRTOS on ESP32, we can create </text:span></text:p>
      <text:p text:style-name="P1"><text:span text:style-name="T1">additional tasks to handle different parts of our application </text:span></text:p>
      <text:p text:style-name="P1"><text:span text:style-name="T1">concurrently.</text:span></text:p>
      <text:p text:style-name="P2"/>
      <text:p text:style-name="P1"><text:span text:style-name="T1">So, how do I implement two RM tasks, two interrupt-driven tasks, and one </text:span></text:p>
      <text:p text:style-name="P1"><text:span text:style-name="T1">best-effort task (the `loop()` itself)? Let's break it down:</text:span></text:p>
      <text:p text:style-name="P2"/>
      <text:p text:style-name="P1"><text:span text:style-name="T1">1. **Rate-Monotonic Tasks**:</text:span></text:p>
      <text:p text:style-name="P1"><text:span text:style-name="T1"><text:s text:c="3"/>- These are real-time tasks with strict deadlines.</text:span></text:p>
      <text:p text:style-name="P1"><text:span text:style-name="T1"><text:s text:c="3"/>- Each task should be created with a specific priority based on its </text:span></text:p>
      <text:p text:style-name="P1"><text:span text:style-name="T1">period.</text:span></text:p>
      <text:p text:style-name="P1"><text:span text:style-name="T1"><text:s text:c="3"/>- For example, Task 1 with period 10ms (higher priority) and Task 2 </text:span></text:p>
      <text:p text:style-name="P1"><text:span text:style-name="T1">with period 50ms (lower priority).</text:span></text:p>
      <text:p text:style-name="P2"/>
      <text:p text:style-name="P1"><text:span text:style-name="T1">2. **Interrupt-Driven Tasks**:</text:span></text:p>
      <text:p text:style-name="P1"><text:span text:style-name="T1"><text:s text:c="3"/>- These tasks are triggered by hardware interrupts.</text:span></text:p>
      <text:p text:style-name="P1"><text:soft-page-break/><text:span text:style-name="T1"><text:s text:c="3"/>- I need to configure the ESP32's GPIO or other peripherals to generate </text:span></text:p>
      <text:p text:style-name="P1"><text:span text:style-name="T1">interrupts.</text:span></text:p>
      <text:p text:style-name="P1"><text:span text:style-name="T1"><text:s text:c="3"/>- The interrupt service routine (ISR) will handle the event, which can </text:span></text:p>
      <text:p text:style-name="P1"><text:span text:style-name="T1">be a short function that either directly performs an action or posts an </text:span></text:p>
      <text:p text:style-name="P1"><text:span text:style-name="T1">event to be handled by another task.</text:span></text:p>
      <text:p text:style-name="P2"/>
      <text:p text:style-name="P1"><text:span text:style-name="T1">3. **Best-Effort Task**:</text:span></text:p>
      <text:p text:style-name="P1"><text:span text:style-name="T1"><text:s text:c="3"/>- This is essentially the `loop()` function of the Arduino sketch.</text:span></text:p>
      <text:p text:style-name="P1"><text:span text:style-name="T1"><text:s text:c="3"/>- It runs in the main task, which has a lower priority than the RM </text:span></text:p>
      <text:p text:style-name="P1"><text:span text:style-name="T1">tasks.</text:span></text:p>
      <text:p text:style-name="P1"><text:span text:style-name="T1"><text:s text:c="3"/>- Inside `loop()`, I can perform non-critical operations, like logging </text:span></text:p>
      <text:p text:style-name="P1"><text:span text:style-name="T1">data or updating an LCD display.</text:span></text:p>
      <text:p text:style-name="P2"/>
      <text:p text:style-name="P1"><text:span text:style-name="T1">4. **Implementing FreeRTOS**:</text:span></text:p>
      <text:p text:style-name="P1"><text:span text:style-name="T1"><text:s text:c="3"/>- I need to include FreeRTOS headers and functions in my sketch.</text:span></text:p>
      <text:p text:style-name="P1"><text:span text:style-name="T1"><text:s text:c="3"/>- Tasks must be created using `xTaskCreate()` and configured with their </text:span></text:p>
      <text:p text:style-name="P1"><text:span text:style-name="T1">respective stack sizes, priorities, etc.</text:span></text:p>
      <text:p text:style-name="P1"><text:span text:style-name="T1"><text:s text:c="3"/>-中断处理函数需要使用FreeRTOS的`port ISR()`宏进行包装，以确保ISR与RTOS调</text:span></text:p>
      <text:p text:style-name="P1"><text:span text:style-name="T1">度程序兼容。</text:span></text:p>
      <text:p text:style-name="P2"/>
      <text:p text:style-name="P1"><text:span text:style-name="T1">5. **Synchronization and Communication**:</text:span></text:p>
      <text:p text:style-name="P1"><text:span text:style-name="T1"><text:s text:c="3"/>- If tasks need to communicate or share resources, mechanisms like </text:span></text:p>
      <text:p text:style-name="P1"><text:span text:style-name="T1">semaphores, queues, or mutexes should be used.</text:span></text:p>
      <text:p text:style-name="P1"><text:span text:style-name="T1"><text:s text:c="3"/>- These ensure that shared resources are accessed safely and tasks can </text:span></text:p>
      <text:p text:style-name="P1"><text:span text:style-name="T1">wait for specific events.</text:span></text:p>
      <text:p text:style-name="P2"/>
      <text:p text:style-name="P1"><text:span text:style-name="T1">6. **Testing and Debugging**:</text:span></text:p>
      <text:p text:style-name="P1"><text:span text:style-name="T1"><text:s text:c="3"/>- Implementing such a system requires thorough testing to ensure all </text:span></text:p>
      <text:p text:style-name="P1"><text:span text:style-name="T1">tasks execute as expected.</text:span></text:p>
      <text:p text:style-name="P1"><text:span text:style-name="T1"><text:s text:c="3"/>- Tools like serial monitoring can help debug task execution times and </text:span></text:p>
      <text:p text:style-name="P1"><text:span text:style-name="T1">resource usage.</text:span></text:p>
      <text:p text:style-name="P1"><text:span text:style-name="T1"><text:s text:c="3"/>- Profiling tools or logging within the tasks can provide insights into </text:span></text:p>
      <text:p text:style-name="P1"><text:span text:style-name="T1">how often each task is being preempted or executed.</text:span></text:p>
      <text:p text:style-name="P2"/>
      <text:p text:style-name="P1"><text:span text:style-name="T1">Potential challenges I might face include:</text:span></text:p>
      <text:p text:style-name="P1"><text:span text:style-name="T1">- **Task Preemption**: Ensuring that lower-priority tasks don't interfere </text:span></text:p>
      <text:p text:style-name="P1"><text:span text:style-name="T1">with higher-priority ones. This ties back to correctly assigning </text:span></text:p>
      <text:p text:style-name="P1"><text:span text:style-name="T1">priorities based on deadlines.</text:span></text:p>
      <text:p text:style-name="P1"><text:span text:style-name="T1">- **ISR Execution Time**: ISRs must execute quickly to prevent missing </text:span></text:p>
      <text:p text:style-name="P1"><text:span text:style-name="T1">deadlines and causing system instability.</text:span></text:p>
      <text:p text:style-name="P1"><text:span text:style-name="T1">- **Resource Contention**: Properly managing shared resources to avoid </text:span></text:p>
      <text:p text:style-name="P1"><text:span text:style-name="T1">conflicts between tasks.</text:span></text:p>
      <text:p text:style-name="P2"/>
      <text:p text:style-name="P1"><text:span text:style-name="T1">I also need to be cautious about the overall CPU load. If too many </text:span></text:p>
      <text:p text:style-name="P1"><text:span text:style-name="T1">high-priority tasks are created, they might monopolize the CPU, leaving </text:span></text:p>
      <text:p text:style-name="P1"><text:span text:style-name="T1">little time for lower-priority tasks, including the best-effort `loop()`.</text:span></text:p>
      <text:p text:style-name="P2"/>
      <text:p text:style-name="P1"><text:soft-page-break/><text:span text:style-name="T1">In summary, implementing multiple types of tasks in an Arduino sketch on </text:span></text:p>
      <text:p text:style-name="P1"><text:span text:style-name="T1">ESP32 with FreeRTOS involves setting up Rate-Monotonic tasks with </text:span></text:p>
      <text:p text:style-name="P1"><text:span text:style-name="T1">appropriate priorities, configuring interrupt-driven tasks to handle </text:span></text:p>
      <text:p text:style-name="P1"><text:span text:style-name="T1">hardware events efficiently, and designating the main loop as a </text:span></text:p>
      <text:p text:style-name="P1"><text:span text:style-name="T1">best-effort task. Proper resource management and synchronization </text:span></text:p>
      <text:p text:style-name="P1"><text:span text:style-name="T1">mechanisms are crucial for a stable and efficient system.</text:span></text:p>
      <text:p text:style-name="P2"/>
      <text:p text:style-name="P1"><text:span text:style-name="T1">Now, let's move on to the step-by-step explanation and code example.</text:span></text:p>
      <text:p text:style-name="P1"><text:span text:style-name="T1">&lt;/think&gt;</text:span></text:p>
      <text:p text:style-name="P2"/>
      <text:p text:style-name="P1"><text:span text:style-name="T1">### Step-by-Step Explanation and Code Example</text:span></text:p>
      <text:p text:style-name="P2"/>
      <text:p text:style-name="P1"><text:span text:style-name="T1">#### 1. Setup the Environment</text:span></text:p>
      <text:p text:style-name="P1"><text:span text:style-name="T1">Ensure that your ESP32 is connected to your development environment </text:span></text:p>
      <text:p text:style-name="P1"><text:span text:style-name="T1">(Arduino IDE or PlatformIO). Make sure you have the necessary libraries </text:span></text:p>
      <text:p text:style-name="P1"><text:span text:style-name="T1">installed for FreeRTOS.</text:span></text:p>
      <text:p text:style-name="P2"/>
      <text:p text:style-name="P1"><text:span text:style-name="T1">#### 2. Include Required Headers</text:span></text:p>
      <text:p text:style-name="P1"><text:span text:style-name="T1">In your sketch, include the following headers:</text:span></text:p>
      <text:p text:style-name="P1"><text:span text:style-name="T1">```cpp</text:span></text:p>
      <text:p text:style-name="P1"><text:span text:style-name="T1">#include "Arduino.h"</text:span></text:p>
      <text:p text:style-name="P1"><text:span text:style-name="T1">#include "FreeRTOS.h"</text:span></text:p>
      <text:p text:style-name="P1"><text:span text:style-name="T1">#include "task.h"</text:span></text:p>
      <text:p text:style-name="P1"><text:span text:style-name="T1">#include "portmacro.h" // For interrupt handling</text:span></text:p>
      <text:p text:style-name="P1"><text:span text:style-name="T1">```</text:span></text:p>
      <text:p text:style-name="P2"/>
      <text:p text:style-name="P1"><text:span text:style-name="T1">#### 3. Define Task Parameters</text:span></text:p>
      <text:p text:style-name="P1"><text:span text:style-name="T1">Define parameters for each task, including their periods and stack sizes.</text:span></text:p>
      <text:p text:style-name="P1"><text:span text:style-name="T1">```cpp</text:span></text:p>
      <text:p text:style-name="P1"><text:span text:style-name="T1">#define TASK1_PERIOD <text:s text:c="3"/>10 <text:s text:c="2"/>// in milliseconds</text:span></text:p>
      <text:p text:style-name="P1"><text:span text:style-name="T1">#define TASK2_PERIOD <text:s text:c="3"/>50 <text:s text:c="2"/>// in milliseconds</text:span></text:p>
      <text:p text:style-name="P1"><text:span text:style-name="T1">#define STACK_SIZE <text:s text:c="5"/>4096 <text:s/>// bytes</text:span></text:p>
      <text:p text:style-name="P1"><text:span text:style-name="T1">```</text:span></text:p>
      <text:p text:style-name="P2"/>
      <text:p text:style-name="P1"><text:span text:style-name="T1">#### 4. Create Rate-Monotonic Tasks</text:span></text:p>
      <text:p text:style-name="P1"><text:span text:style-name="T1">Implement two RM tasks with different periods. Assign priorities based on </text:span></text:p>
      <text:p text:style-name="P1"><text:span text:style-name="T1">their periods (shorter period = higher priority).</text:span></text:p>
      <text:p text:style-name="P2"/>
      <text:p text:style-name="P1"><text:span text:style-name="T1">```cpp</text:span></text:p>
      <text:p text:style-name="P1"><text:span text:style-name="T1">void Task1(void *pvParameters) {</text:span></text:p>
      <text:p text:style-name="P1"><text:span text:style-name="T1"><text:s text:c="4"/>while (true) {</text:span></text:p>
      <text:p text:style-name="P1"><text:span text:style-name="T1"><text:s text:c="8"/>// Task 1's execution: perform high-priority operations</text:span></text:p>
      <text:p text:style-name="P1"><text:span text:style-name="T1"><text:s text:c="8"/>Serial.println("Task 1 executed");</text:span></text:p>
      <text:p text:style-name="P1"><text:span text:style-name="T1"><text:s text:c="8"/>vTaskDelay(TASK1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void Task2(void *pvParameters) {</text:span></text:p>
      <text:p text:style-name="P1"><text:span text:style-name="T1"><text:s text:c="4"/>while (true) {</text:span></text:p>
      <text:p text:style-name="P1"><text:span text:style-name="T1"><text:s text:c="8"/>// Task 2's execution: perform lower-priority operations</text:span></text:p>
      <text:p text:style-name="P1"><text:span text:style-name="T1"><text:s text:c="8"/>Serial.println("Task 2 executed");</text:span></text:p>
      <text:p text:style-name="P1"><text:span text:style-name="T1"><text:s text:c="8"/>vTaskDelay(TASK2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1"><text:soft-page-break/><text:span text:style-name="T1">```</text:span></text:p>
      <text:p text:style-name="P2"/>
      <text:p text:style-name="P1"><text:span text:style-name="T1">#### 5. Create Interrupt-Driven Tasks</text:span></text:p>
      <text:p text:style-name="P1"><text:span text:style-name="T1">Configure GPIO interrupts to trigger tasks.</text:span></text:p>
      <text:p text:style-name="P2"/>
      <text:p text:style-name="P1"><text:span text:style-name="T1">```cpp</text:span></text:p>
      <text:p text:style-name="P1"><text:span text:style-name="T1">volatile bool interruptFlag = false;</text:span></text:p>
      <text:p text:style-name="P2"/>
      <text:p text:style-name="P1"><text:span text:style-name="T1">void IRAM_ATTR ISR_routine() {</text:span></text:p>
      <text:p text:style-name="P1"><text:span text:style-name="T1"><text:s text:c="4"/>// Handle the interrupt by setting a flag</text:span></text:p>
      <text:p text:style-name="P1"><text:span text:style-name="T1"><text:s text:c="4"/>interruptFlag = true;</text:span></text:p>
      <text:p text:style-name="P1"><text:span text:style-name="T1">}</text:span></text:p>
      <text:p text:style-name="P2"/>
      <text:p text:style-name="P1"><text:span text:style-name="T1">void Task_IRQHandler(void *pvParameters) {</text:span></text:p>
      <text:p text:style-name="P1"><text:span text:style-name="T1"><text:s text:c="4"/>while (true) {</text:span></text:p>
      <text:p text:style-name="P1"><text:span text:style-name="T1"><text:s text:c="8"/>if (interruptFlag) {</text:span></text:p>
      <text:p text:style-name="P1"><text:span text:style-name="T1"><text:s text:c="12"/>// Perform action in response to the interrupt</text:span></text:p>
      <text:p text:style-name="P1"><text:span text:style-name="T1"><text:s text:c="12"/>Serial.println("Interrupt handled");</text:span></text:p>
      <text:p text:style-name="P1"><text:span text:style-name="T1"><text:s text:c="12"/>interruptFlag = false;</text:span></text:p>
      <text:p text:style-name="P1"><text:span text:style-name="T1"><text:s text:c="8"/>}</text:span></text:p>
      <text:p text:style-name="P1"><text:span text:style-name="T1"><text:s text:c="8"/>vTaskDelay(10 / portTICK_RATE_MS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6. Configure Interrupts</text:span></text:p>
      <text:p text:style-name="P1"><text:span text:style-name="T1">In the `setup()` function, configure the GPIO pin for external interrupts.</text:span></text:p>
      <text:p text:style-name="P2"/>
      <text:p text:style-name="P1"><text:span text:style-name="T1">```cpp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7. Create the Best-Effort Task (Main Loop)</text:span></text:p>
      <text:p text:style-name="P1"><text:span text:style-name="T1">Designate the `loop()` function as the best-effort task by lowering its </text:span></text:p>
      <text:p text:style-name="P1"><text:span text:style-name="T1">priority and moving non-critical operations into it.</text:span></text:p>
      <text:p text:style-name="P2"/>
      <text:p text:style-name="P1"><text:span text:style-name="T1">```cpp</text:span></text:p>
      <text:p text:style-name="P1"><text:span text:style-name="T1">void loop() {</text:span></text:p>
      <text:p text:style-name="P1"><text:span text:style-name="T1"><text:s text:c="4"/>static uint32_t lastExecutionTime = 0;</text:span></text:p>
      <text:p text:style-name="P1"><text:span text:style-name="T1"><text:s text:c="4"/>uint32_t executionTime = millis();</text:span></text:p>
      <text:p text:style-name="P2"/>
      <text:p text:style-name="P1"><text:span text:style-name="T1"><text:s text:c="4"/>if ((executionTime - lastExecutionTime) &gt; 1000) {</text:span></text:p>
      <text:p text:style-name="P1"><text:span text:style-name="T1"><text:s text:c="8"/>// Perform best-effort operations, e.g., logging or monitoring</text:span></text:p>
      <text:p text:style-name="P1"><text:span text:style-name="T1"><text:s text:c="8"/>Serial.println("Best effort task executed");</text:span></text:p>
      <text:p text:style-name="P1"><text:span text:style-name="T1"><text:s text:c="8"/>lastExecutionTime = executionTime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><text:soft-page-break/></text:p>
      <text:p text:style-name="P1"><text:span text:style-name="T1">#### 8. Create FreeRTOS Tasks</text:span></text:p>
      <text:p text:style-name="P1"><text:span text:style-name="T1">In the `setup()` function, create all RTOS tasks.</text:span></text:p>
      <text:p text:style-name="P2"/>
      <text:p text:style-name="P1"><text:span text:style-name="T1">```cpp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2"/>
      <text:p text:style-name="P1"><text:span text:style-name="T1"><text:s text:c="4"/>// Create Rate-Monotonic Tasks</text:span></text:p>
      <text:p text:style-name="P1"><text:span text:style-name="T1"><text:s text:c="4"/>xTaskCreate(Task1, "Task1", STACK_SIZE, NULL, 2, NULL); // Higher </text:span></text:p>
      <text:p text:style-name="P1"><text:span text:style-name="T1">priority</text:span></text:p>
      <text:p text:style-name="P1"><text:span text:style-name="T1"><text:s text:c="4"/>xTaskCreate(Task2, "Task2", STACK_SIZE, NULL, 1, NULL); // Lower </text:span></text:p>
      <text:p text:style-name="P1"><text:span text:style-name="T1">priority</text:span></text:p>
      <text:p text:style-name="P2"/>
      <text:p text:style-name="P1"><text:span text:style-name="T1"><text:s text:c="4"/>// Create Interrupt-Driven Task</text:span></text:p>
      <text:p text:style-name="P1"><text:span text:style-name="T1"><text:s text:c="4"/>xTaskCreate(Task_IRQHandler, "IRQ_Handler", STACK_SIZE, NULL, 3, </text:span></text:p>
      <text:p text:style-name="P1"><text:span text:style-name="T1">NULL);</text:span></text:p>
      <text:p text:style-name="P2"/>
      <text:p text:style-name="P1"><text:span text:style-name="T1"><text:s text:c="4"/>// Start the FreeRTOS scheduler</text:span></text:p>
      <text:p text:style-name="P1"><text:span text:style-name="T1"><text:s text:c="4"/>vTaskStartScheduler();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9. Ensure Proper Cleanup</text:span></text:p>
      <text:p text:style-name="P1"><text:span text:style-name="T1">Implement `shutdown()` to clean up tasks if necessary.</text:span></text:p>
      <text:p text:style-name="P2"/>
      <text:p text:style-name="P1"><text:span text:style-name="T1">```cpp</text:span></text:p>
      <text:p text:style-name="P1"><text:span text:style-name="T1">void shutdown() {</text:span></text:p>
      <text:p text:style-name="P1"><text:span text:style-name="T1"><text:s text:c="4"/>// Function to safely shut down tasks and free resources</text:span></text:p>
      <text:p text:style-name="P1"><text:span text:style-name="T1"><text:s text:c="4"/>// Implement as needed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10. Full Code Example</text:span></text:p>
      <text:p text:style-name="P2"/>
      <text:p text:style-name="P1"><text:span text:style-name="T1">Here’s a complete code example incorporating all the above elements:</text:span></text:p>
      <text:p text:style-name="P2"/>
      <text:p text:style-name="P1"><text:span text:style-name="T1">```cpp</text:span></text:p>
      <text:p text:style-name="P1"><text:span text:style-name="T1">#include "Arduino.h"</text:span></text:p>
      <text:p text:style-name="P1"><text:span text:style-name="T1">#include "FreeRTOS.h"</text:span></text:p>
      <text:p text:style-name="P1"><text:span text:style-name="T1">#include "task.h"</text:span></text:p>
      <text:p text:style-name="P1"><text:span text:style-name="T1">#include "portmacro.h"</text:span></text:p>
      <text:p text:style-name="P2"/>
      <text:p text:style-name="P1"><text:span text:style-name="T1">#define TASK1_PERIOD <text:s text:c="3"/>10 <text:s text:c="2"/>// in milliseconds</text:span></text:p>
      <text:p text:style-name="P1"><text:span text:style-name="T1">#define TASK2_PERIOD <text:s text:c="3"/>50 <text:s text:c="2"/>// in milliseconds</text:span></text:p>
      <text:p text:style-name="P1"><text:span text:style-name="T1">#define INTERRUPT_PRIORITY <text:s text:c="3"/>3</text:span></text:p>
      <text:p text:style-name="P1"><text:span text:style-name="T1">#define STACK_SIZE <text:s text:c="5"/>4096 <text:s/>// bytes</text:span></text:p>
      <text:p text:style-name="P2"/>
      <text:p text:style-name="P1"><text:span text:style-name="T1">// Rate-Monotonic Tasks</text:span></text:p>
      <text:p text:style-name="P1"><text:span text:style-name="T1">void Task1(void *pvParameters) {</text:span></text:p>
      <text:p text:style-name="P1"><text:span text:style-name="T1"><text:s text:c="4"/>while (true) {</text:span></text:p>
      <text:p text:style-name="P1"><text:soft-page-break/><text:span text:style-name="T1"><text:s text:c="8"/>Serial.println("Task 1 executed");</text:span></text:p>
      <text:p text:style-name="P1"><text:span text:style-name="T1"><text:s text:c="8"/>vTaskDelay(TASK1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void Task2(void *pvParameters) {</text:span></text:p>
      <text:p text:style-name="P1"><text:span text:style-name="T1"><text:s text:c="4"/>while (true) {</text:span></text:p>
      <text:p text:style-name="P1"><text:span text:style-name="T1"><text:s text:c="8"/>Serial.println("Task 2 executed");</text:span></text:p>
      <text:p text:style-name="P1"><text:span text:style-name="T1"><text:s text:c="8"/>vTaskDelay(TASK2_PERIOD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// Interrupt-Driven Task</text:span></text:p>
      <text:p text:style-name="P1"><text:span text:style-name="T1">volatile bool interruptFlag = false;</text:span></text:p>
      <text:p text:style-name="P2"/>
      <text:p text:style-name="P1"><text:span text:style-name="T1">void IRAM_ATTR ISR_routine() {</text:span></text:p>
      <text:p text:style-name="P1"><text:span text:style-name="T1"><text:s text:c="4"/>interruptFlag = true;</text:span></text:p>
      <text:p text:style-name="P1"><text:span text:style-name="T1">}</text:span></text:p>
      <text:p text:style-name="P2"/>
      <text:p text:style-name="P1"><text:span text:style-name="T1">void Task_IRQHandler(void *pvParameters) {</text:span></text:p>
      <text:p text:style-name="P1"><text:span text:style-name="T1"><text:s text:c="4"/>while (true) {</text:span></text:p>
      <text:p text:style-name="P1"><text:span text:style-name="T1"><text:s text:c="8"/>if (interruptFlag) {</text:span></text:p>
      <text:p text:style-name="P1"><text:span text:style-name="T1"><text:s text:c="12"/>Serial.println("Interrupt handled");</text:span></text:p>
      <text:p text:style-name="P1"><text:span text:style-name="T1"><text:s text:c="12"/>interruptFlag = false;</text:span></text:p>
      <text:p text:style-name="P1"><text:span text:style-name="T1"><text:s text:c="8"/>}</text:span></text:p>
      <text:p text:style-name="P1"><text:span text:style-name="T1"><text:s text:c="8"/>vTaskDelay(10 / portTICK_RATE_MS);</text:span></text:p>
      <text:p text:style-name="P1"><text:span text:style-name="T1"><text:s text:c="4"/>}</text:span></text:p>
      <text:p text:style-name="P1"><text:span text:style-name="T1">}</text:span></text:p>
      <text:p text:style-name="P2"/>
      <text:p text:style-name="P1"><text:span text:style-name="T1">// Best-Effort Task</text:span></text:p>
      <text:p text:style-name="P1"><text:span text:style-name="T1">void setup() {</text:span></text:p>
      <text:p text:style-name="P1"><text:span text:style-name="T1"><text:s text:c="4"/>// Initialize serial communication</text:span></text:p>
      <text:p text:style-name="P1"><text:span text:style-name="T1"><text:s text:c="4"/>Serial.begin(9600);</text:span></text:p>
      <text:p text:style-name="P2"/>
      <text:p text:style-name="P1"><text:span text:style-name="T1"><text:s text:c="4"/>// Configure interrupt on a specific GPIO pin</text:span></text:p>
      <text:p text:style-name="P1"><text:span text:style-name="T1"><text:s text:c="4"/>pinMode(0, INPUT);</text:span></text:p>
      <text:p text:style-name="P1"><text:span text:style-name="T1"><text:s text:c="4"/>attachInterrupt(0, ISR_routine, RISING);</text:span></text:p>
      <text:p text:style-name="P2"/>
      <text:p text:style-name="P1"><text:span text:style-name="T1"><text:s text:c="4"/>// Create Rate-Monotonic Tasks</text:span></text:p>
      <text:p text:style-name="P1"><text:span text:style-name="T1"><text:s text:c="4"/>xTaskCreate(Task1, "Task1", STACK_SIZE, NULL, 2, NULL); // Higher </text:span></text:p>
      <text:p text:style-name="P1"><text:span text:style-name="T1">priority</text:span></text:p>
      <text:p text:style-name="P1"><text:span text:style-name="T1"><text:s text:c="4"/>xTaskCreate(Task2, "Task2", STACK_SIZE, NULL, 1, NULL); // Lower </text:span></text:p>
      <text:p text:style-name="P1"><text:span text:style-name="T1">priority</text:span></text:p>
      <text:p text:style-name="P2"/>
      <text:p text:style-name="P1"><text:span text:style-name="T1"><text:s text:c="4"/>// Create Interrupt-Driven Task</text:span></text:p>
      <text:p text:style-name="P1"><text:span text:style-name="T1"><text:s text:c="4"/>xTaskCreate(Task_IRQHandler, "IRQ_Handler", STACK_SIZE, NULL, </text:span></text:p>
      <text:p text:style-name="P1"><text:span text:style-name="T1">INTERRUPT_PRIORITY, NULL);</text:span></text:p>
      <text:p text:style-name="P2"/>
      <text:p text:style-name="P1"><text:span text:style-name="T1"><text:s text:c="4"/>// Start the FreeRTOS scheduler</text:span></text:p>
      <text:p text:style-name="P1"><text:span text:style-name="T1"><text:s text:c="4"/>vTaskStartScheduler();</text:span></text:p>
      <text:p text:style-name="P1"><text:span text:style-name="T1">}</text:span></text:p>
      <text:p text:style-name="P2"/>
      <text:p text:style-name="P1"><text:span text:style-name="T1">void loop() {</text:span></text:p>
      <text:p text:style-name="P1"><text:span text:style-name="T1"><text:s text:c="4"/>static uint32_t lastExecutionTime = 0;</text:span></text:p>
      <text:p text:style-name="P1"><text:span text:style-name="T1"><text:s text:c="4"/>uint32_t executionTime = millis();</text:span></text:p>
      <text:p text:style-name="P2"/>
      <text:p text:style-name="P1"><text:soft-page-break/><text:span text:style-name="T1"><text:s text:c="4"/>if ((executionTime - lastExecutionTime) &gt; 1000) {</text:span></text:p>
      <text:p text:style-name="P1"><text:span text:style-name="T1"><text:s text:c="8"/>Serial.println("Best effort task executed");</text:span></text:p>
      <text:p text:style-name="P1"><text:span text:style-name="T1"><text:s text:c="8"/>lastExecutionTime = executionTime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```</text:span></text:p>
      <text:p text:style-name="P2"/>
      <text:p text:style-name="P1"><text:span text:style-name="T1">#### 11. Explanation</text:span></text:p>
      <text:p text:style-name="P2"/>
      <text:p text:style-name="P1"><text:span text:style-name="T1">- **Rate-Monotonic Tasks**: Task1 and Task2 are created with different </text:span></text:p>
      <text:p text:style-name="P1"><text:span text:style-name="T1">periods and priorities, ensuring they execute according to their priority </text:span></text:p>
      <text:p text:style-name="P1"><text:span text:style-name="T1">levels.</text:span></text:p>
      <text:p text:style-name="P1"><text:span text:style-name="T1"><text:s text:c="2"/></text:span></text:p>
      <text:p text:style-name="P1"><text:span text:style-name="T1">- **Interrupt-Driven Task**: The ISR_routine sets a flag when an interrupt </text:span></text:p>
      <text:p text:style-name="P1"><text:span text:style-name="T1">occurs, which is then processed by the Task_IRQHandler.</text:span></text:p>
      <text:p text:style-name="P2"/>
      <text:p text:style-name="P1"><text:span text:style-name="T1">- **Best-Effort Task**: The `loop()` function handles non-critical </text:span></text:p>
      <text:p text:style-name="P1"><text:span text:style-name="T1">operations, logging its execution every second.</text:span></text:p>
      <text:p text:style-name="P2"/>
      <text:p text:style-name="P1"><text:span text:style-name="T1">This example demonstrates how to create and manage multiple tasks with </text:span></text:p>
      <text:p text:style-name="P1"><text:span text:style-name="T1">different priorities and responsibilities in FreeRTOS on an ESP32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01T09:53:16.348333694</meta:creation-date>
    <dc:date>2025-02-01T09:57:52.120323518</dc:date>
    <meta:editing-duration>PT4M36S</meta:editing-duration>
    <meta:editing-cycles>1</meta:editing-cycles>
    <meta:document-statistic meta:table-count="0" meta:image-count="0" meta:object-count="0" meta:page-count="7" meta:paragraph-count="272" meta:word-count="1497" meta:character-count="10681" meta:non-whitespace-character-count="8897"/>
    <meta:generator>LibreOffice/7.3.2.2$MacOSX_AARCH64 LibreOffice_project/49f2b1bff42cfccbd8f788c8dc32c1c309559be0</meta:generator>
  </office:meta>
</office:document-meta>
</file>